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X13</text:p>
      <text:p text:style-name="Standard">Lab 2</text:p>
      <text:p text:style-name="Standard">Jonatan Nilsson</text:p>
      <text:p text:style-name="Standard">Bash&amp;skript</text:p>
      <text:p text:style-name="Standard"/>
      <text:p text:style-name="Standard"/>
      <text:p text:style-name="P1">Övningar:</text:p>
      <text:p text:style-name="Standard"/>
      <text:p text:style-name="P1">1, <text:span text:style-name="T1"><text:s text:c="63"/></text:span></text:p>
      <text:p text:style-name="P2">#!/bin/bash </text:p>
      <text:p text:style-name="P2">#Ett skript som kommer skriva säga till användaren vilken katalog den <text:s text:c="4"/>står i </text:p>
      <text:p text:style-name="P2"/>
      <text:p text:style-name="P2">User=$USER <text:s text:c="13"/></text:p>
      <text:p text:style-name="P2">Pwd=$PWD <text:s text:c="4"/>#Definerar att värdet av User är samma som USER samma med PWD </text:p>
      <text:p text:style-name="P2"/>
      <text:p text:style-name="P2">echo "Hej $USER!Du befinner dig $Pwd" <text:s text:c="8"/>#Skriver ut värdet av USER <text:s/>du befinner dig i värdet av PWD som är en variabel som printar ut vart du står i systemet </text:p>
      <text:p text:style-name="P2"/>
      <text:p text:style-name="P2">exit 0 <text:s text:c="9"/>#Avslutar skriptet </text:p>
      <text:p text:style-name="P2"/>
      <text:p text:style-name="P1">2,</text:p>
      <text:p text:style-name="P1"/>
      <text:p text:style-name="P2">#!/bin/bash </text:p>
      <text:p text:style-name="P2"/>
      <text:p text:style-name="P2"/>
      <text:p text:style-name="P2">echo "Vad heter du?" <text:s/>#Frågar vad man heter </text:p>
      <text:p text:style-name="P2"/>
      <text:p text:style-name="P2">read User <text:s/>#Här får man skriva vad man heter </text:p>
      <text:p text:style-name="P2"/>
      <text:p text:style-name="P2">echo -n "Hur gammal är du?" <text:s text:c="3"/>#Frågar hur gammal man är </text:p>
      <text:p text:style-name="P2"/>
      <text:p text:style-name="P2">read Age <text:s text:c="4"/>#Här får man skriva in hur gammal man är </text:p>
      <text:p text:style-name="P2"/>
      <text:p text:style-name="P2">echo -n "Vart bor du?" <text:s text:c="3"/>#Frågar vart man bor </text:p>
      <text:p text:style-name="P2"/>
      <text:p text:style-name="P2">read Ort <text:s text:c="2"/>#Här får man skriva in vart man bor </text:p>
      <text:p text:style-name="P2"/>
      <text:p text:style-name="P2"/>
      <text:p text:style-name="P2"/>
      <text:p text:style-name="P2">echo "Du heter $User och är $Age gammal och bor i $Ort" <text:s text:c="3"/>#Här svarar skriptet tillbaka med text samt värdena av det du skrev in när den <text:s text:c="12"/>efterfrågade värdena av t.ex. "Age" </text:p>
      <text:p text:style-name="P2"/>
      <text:p text:style-name="P2"/>
      <text:p text:style-name="P2">exit 0 </text:p>
      <text:p text:style-name="P2"/>
      <text:p text:style-name="P2"/>
      <text:p text:style-name="P2"/>
      <text:p text:style-name="P2"/>
      <text:p text:style-name="P2"/>
      <text:p text:style-name="P1"><text:soft-page-break/>3,</text:p>
      <text:p text:style-name="P2"/>
      <text:p text:style-name="P2">#!/bin/bash </text:p>
      <text:p text:style-name="P2"/>
      <text:p text:style-name="P2"/>
      <text:p text:style-name="P2">echo "Hej vad heter du?" #Frågar vad man heter</text:p>
      <text:p text:style-name="P2"/>
      <text:p text:style-name="P2">read User <text:s text:c="4"/>#Här får man skriva in vad man heter</text:p>
      <text:p text:style-name="P2"/>
      <text:p text:style-name="P2">echo $User &gt;&gt; namn.txt <text:s text:c="3"/>#Här skriver den in värdet av User till filen namn.txt utan att ta bort det som finns innan</text:p>
      <text:p text:style-name="P2"/>
      <text:p text:style-name="P2">echo -n "Här är listan!!" <text:tab/><text:tab/>#Här skriver vi bara att listen kommer visas</text:p>
      <text:p text:style-name="P2"/>
      <text:p text:style-name="P2">cat namn.txt <text:tab/><text:tab/><text:tab/>#Här printar vi ut listan till användaren</text:p>
      <text:p text:style-name="P2"/>
      <text:p text:style-name="P2">exit 0<text:tab/><text:tab/><text:tab/><text:tab/>#Stänger ner skriptet</text:p>
      <text:p text:style-name="P2"/>
      <text:p text:style-name="P2"/>
      <text:p text:style-name="P2"/>
      <text:p text:style-name="P2"/>
      <text:p text:style-name="P1">4, </text:p>
      <text:p text:style-name="P1"/>
      <text:p text:style-name="P2">#!/bin/bash </text:p>
      <text:p text:style-name="P2"/>
      <text:p text:style-name="P2">farg="röd" <text:tab/> <text:tab/><text:tab/><text:tab/>#här definerar vi att farg=röd </text:p>
      <text:p text:style-name="P2">echo "Vad har du för favorit färg?"<text:tab/> #Frågar vilken favorit färg du har </text:p>
      <text:p text:style-name="P2">read -t 5 farg <text:s/><text:tab/><text:tab/><text:tab/><text:tab/>#Väntar i 5sek innan den skriver att din favo färg är röd </text:p>
      <text:p text:style-name="P2">farg=${farg:="röd"} <text:s text:c="4"/><text:tab/><text:tab/>#Definerar att vardet av farg är röd </text:p>
      <text:p text:style-name="P2">echo -e "\n $farg" <text:s text:c="5"/><text:tab/><text:tab/><text:tab/>#Skriver ut värdet av farg </text:p>
      <text:p text:style-name="P2"/>
      <text:p text:style-name="P2">exit 0 <text:s text:c="4"/><text:tab/><text:tab/><text:tab/> <text:tab/>#Stänger ner skriptet </text:p>
      <text:p text:style-name="P2"/>
      <text:p text:style-name="P2"/>
      <text:p text:style-name="P1">Reflektion:<text:span text:style-name="T1"> Rolig lab där vi äntligen fick sätta ut lite variabler. Och se vad som händer när man skriver ut $ osv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1:33:08</meta:creation-date>
    <dc:date>2013-12-10T15:11:34</dc:date>
    <meta:editing-duration>PT1H23M2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39" meta:word-count="315" meta:character-count="1871" meta:non-whitespace-character-count="1390"/>
  </office:meta>
</office:document-meta>
</file>